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8.45cm" fo:min-width="11.7cm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45cm" fo:min-width="17.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textarea-horizontal-align="justify" draw:textarea-vertical-align="middle" draw:auto-grow-height="false" fo:min-height="4.63cm" fo:min-width="4.31cm"/>
    </style:style>
    <style:style style:name="gr5" style:family="graphic" style:parent-style-name="standard">
      <style:graphic-properties draw:textarea-horizontal-align="justify" draw:textarea-vertical-align="middle" draw:auto-grow-height="false" fo:min-height="2.58cm" fo:min-width="2.47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5.5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textarea-horizontal-align="justify" draw:textarea-vertical-align="middle" draw:auto-grow-height="false" fo:min-height="3.85cm" fo:min-width="3.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d320" draw:textarea-horizontal-align="justify" draw:textarea-vertical-align="middle" draw:auto-grow-height="false" fo:min-height="1.25cm" fo:min-width="3.3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34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25cm" fo:min-width="3.3cm"/>
    </style:style>
    <style:style style:name="gr16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2.026cm" fo:min-width="1.988cm" fo:padding-top="0.225cm" fo:padding-bottom="0.225cm" fo:padding-left="0.35cm" fo:padding-right="0.35cm"/>
    </style:style>
    <style:style style:name="gr17" style:family="graphic" style:parent-style-name="standard">
      <style:graphic-properties draw:textarea-horizontal-align="justify" draw:textarea-vertical-align="middle" draw:auto-grow-height="false" fo:min-height="3.85cm" fo:min-width="4.3cm"/>
    </style:style>
    <style:style style:name="gr18" style:family="graphic" style:parent-style-name="standard">
      <style:graphic-properties draw:textarea-horizontal-align="justify" draw:textarea-vertical-align="middle" draw:auto-grow-height="false" fo:min-height="3.85cm" fo:min-width="6.3cm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01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-color="#579d1c" draw:textarea-horizontal-align="justify" draw:textarea-vertical-align="middle" draw:auto-grow-height="false" fo:min-height="3.113cm" fo:min-width="0cm"/>
    </style:style>
    <style:style style:name="gr21" style:family="graphic" style:parent-style-name="standard">
      <style:graphic-properties svg:stroke-color="#000000" draw:fill-color="#579d1c" draw:textarea-horizontal-align="justify" draw:textarea-vertical-align="middle" draw:auto-grow-height="false" fo:min-height="4.636cm" fo:min-width="0cm"/>
    </style:style>
    <style:style style:name="gr22" style:family="graphic" style:parent-style-name="standard">
      <style:graphic-properties svg:stroke-color="#000000" draw:fill-color="#579d1c" draw:textarea-horizontal-align="justify" draw:textarea-vertical-align="middle" draw:auto-grow-height="false" fo:min-height="2.154cm" fo:min-width="0cm"/>
    </style:style>
    <style:style style:name="gr23" style:family="graphic" style:parent-style-name="standard">
      <style:graphic-properties svg:stroke-color="#000000" draw:fill-color="#579d1c" draw:textarea-horizontal-align="justify" draw:textarea-vertical-align="middle" draw:auto-grow-height="false" fo:min-height="4.482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2.084cm" fo:min-width="1.90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cm" svg:height="8.8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cm" svg:height="2.8cm" svg:x="1.3cm" svg:y="1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cm" svg:height="1.2cm" svg:x="6.8cm" svg:y="1.3cm">
          <draw:text-box>
            <text:p>Interface des services</text:p>
          </draw:text-box>
        </draw:frame>
        <draw:custom-shape draw:style-name="gr4" draw:text-style-name="P1" draw:layer="layout" svg:width="6.8cm" svg:height="6.9cm" svg:x="6.8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4cm" svg:x="2.1cm" svg:y="11.4cm">
          <text:p text:style-name="P1">Échange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7cm" svg:height="1.673cm" svg:x="7.8cm" svg:y="12.627cm">
          <draw:text-box>
            <text:p>Utilisateurs</text:p>
          </draw:text-box>
        </draw:frame>
        <draw:custom-shape draw:style-name="gr7" draw:text-style-name="P1" draw:layer="layout" svg:width="5.8cm" svg:height="5.8cm" svg:x="14.2cm" svg:y="13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cm" svg:height="0.1cm" svg:x="-8.5cm" svg:y="19.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7cm" svg:height="0.962cm" svg:x="6.2cm" svg:y="18.238cm">
          <draw:text-box>
            <text:p>Données</text:p>
          </draw:text-box>
        </draw:frame>
        <draw:custom-shape draw:style-name="gr10" draw:text-style-name="P1" draw:layer="layout" svg:width="4.1cm" svg:height="4.1cm" svg:x="15.6cm" svg:y="5.4cm">
          <text:p text:style-name="P1">Vérification</text:p>
          <text:p text:style-name="P1"><text:s/>de l'identité</text:p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4cm" svg:y1="14.5cm" svg:x2="19.4cm" svg:y2="9.1cm">
          <text:p/>
        </draw:line>
        <draw:line draw:style-name="gr11" draw:text-style-name="P1" draw:layer="layout" svg:x1="16.6cm" svg:y1="9.3cm" svg:x2="16.6cm" svg:y2="14.7cm">
          <text:p/>
        </draw:line>
        <draw:custom-shape draw:style-name="gr12" draw:text-style-name="P1" draw:layer="layout" svg:width="3.8cm" svg:height="1.5cm" svg:x="1.6cm" svg:y="2.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9cm" svg:height="1.673cm" svg:x="1.6cm" svg:y="2.5cm">
          <draw:text-box>
            <text:p>Messagerie</text:p>
          </draw:text-box>
        </draw:frame>
        <draw:custom-shape draw:style-name="gr12" draw:text-style-name="P1" draw:layer="layout" svg:width="3.8cm" svg:height="1.5cm" svg:x="5.7cm" svg:y="2.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3cm" svg:height="0.962cm" svg:x="6cm" svg:y="2.5cm">
          <draw:text-box>
            <text:p>Échange</text:p>
          </draw:text-box>
        </draw:frame>
        <draw:custom-shape draw:style-name="gr12" draw:text-style-name="P1" draw:layer="layout" svg:width="3.8cm" svg:height="1.5cm" svg:x="9.8cm" svg:y="2.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4.1cm" svg:height="0.984cm" svg:x="9.7cm" svg:y="2.516cm">
          <draw:text-box>
            <text:p>Événements</text:p>
          </draw:text-box>
        </draw:frame>
        <draw:custom-shape draw:style-name="gr15" draw:text-style-name="P1" draw:layer="layout" svg:width="3.8cm" svg:height="1.5cm" svg:x="13.9cm" svg:y="2.2cm">
          <text:p text:style-name="P1">Posts</text:p>
          <draw:enhanced-geometry svg:viewBox="0 0 21600 21600" draw:type="rectangle" draw:enhanced-path="M 0 0 L 21600 0 21600 21600 0 21600 0 0 Z N"/>
        </draw:custom-shape>
        <draw:frame draw:style-name="gr9" draw:layer="layout" svg:width="1.5cm" svg:height="0.962cm" svg:x="18cm" svg:y="2.5cm">
          <draw:text-box>
            <text:p>...</text:p>
          </draw:text-box>
        </draw:frame>
        <draw:custom-shape draw:style-name="gr16" draw:text-style-name="P1" draw:layer="layout" svg:width="3.8cm" svg:height="3.5cm" svg:x="8.9cm" svg:y="14cm">
          <text:p text:style-name="P1">Autoris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8cm" svg:height="4.1cm" svg:x="9.8cm" svg:y="5.4cm">
          <text:p text:style-name="P1">Vérification de</text:p>
          <text:p text:style-name="P1">l'autorisa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8cm" svg:height="4.1cm" svg:x="1.4cm" svg:y="5.4cm">
          <text:p text:style-name="P1">TRAITEM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2cm" svg:x="4.3cm" svg:y="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1" draw:layer="layout" svg:x1="16.7cm" svg:y1="6.2cm" svg:x2="14cm" svg:y2="6.2cm">
          <text:p/>
        </draw:line>
        <draw:line draw:style-name="gr11" draw:text-style-name="P1" draw:layer="layout" svg:x1="10.3cm" svg:y1="6.1cm" svg:x2="7.2cm" svg:y2="6.1cm">
          <text:p/>
        </draw:line>
        <draw:line draw:style-name="gr11" draw:text-style-name="P1" draw:layer="layout" svg:x1="7.1cm" svg:y1="8.8cm" svg:x2="10.6cm" svg:y2="8.8cm">
          <text:p/>
        </draw:line>
        <draw:line draw:style-name="gr11" draw:text-style-name="P1" draw:layer="layout" svg:x1="13.9cm" svg:y1="8.8cm" svg:x2="16.6cm" svg:y2="8.8cm">
          <text:p/>
        </draw:line>
        <draw:frame draw:style-name="gr3" draw:layer="layout" svg:width="2.4cm" svg:height="1.2cm" svg:x="17.3cm" svg:y="11.1cm">
          <draw:text-box>
            <text:p>RMI</text:p>
          </draw:text-box>
        </draw:frame>
        <draw:custom-shape draw:style-name="gr20" draw:text-style-name="P1" draw:layer="layout" svg:width="0.9cm" svg:height="4.197cm" draw:transform="rotate (0.389732021970334) translate (5.873cm 9.21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0.9cm" svg:height="6.1cm" svg:x="11.3cm" svg:y="9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0.9cm" svg:height="3cm" svg:x="3.6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9cm" svg:height="5.906cm" draw:transform="rotate (-0.643677428135509) translate (15.78cm 8.80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3.4cm" svg:height="3.3cm" svg:x="2.3cm" svg:y="16cm">
          <text:p text:style-name="P1">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9cm" svg:height="3cm" svg:x="3.6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0.9cm" svg:height="6.5cm" draw:transform="rotate (-1.22207954224643) translate (10.472cm 15.74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2.3cm" svg:height="8.8cm" svg:x="5.7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cm" svg:height="2.8cm" svg:x="5.5cm" svg:y="1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cm" svg:height="1.2cm" svg:x="11cm" svg:y="1.3cm">
          <draw:text-box>
            <text:p>Interface des services</text:p>
          </draw:text-box>
        </draw:frame>
        <draw:custom-shape draw:style-name="gr4" draw:text-style-name="P1" draw:layer="layout" svg:width="6.8cm" svg:height="6.9cm" svg:x="1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4cm" svg:x="6.3cm" svg:y="11.4cm">
          <text:p text:style-name="P1">Échange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7cm" svg:height="1.673cm" svg:x="12cm" svg:y="12.627cm">
          <draw:text-box>
            <text:p>Utilisateurs</text:p>
          </draw:text-box>
        </draw:frame>
        <draw:custom-shape draw:style-name="gr7" draw:text-style-name="P1" draw:layer="layout" svg:width="5.8cm" svg:height="5.8cm" svg:x="18.4cm" svg:y="13.9cm">
          <text:p text:style-name="P1">CLIENT</text:p>
          <draw:enhanced-geometry svg:viewBox="0 0 21600 21600" draw:type="rectangle" draw:enhanced-path="M 0 0 L 21600 0 21600 21600 0 21600 0 0 Z N"/>
        </draw:custom-shape>
        <draw:frame draw:style-name="gr9" draw:layer="layout" svg:width="3.7cm" svg:height="0.962cm" svg:x="10.4cm" svg:y="18.238cm">
          <draw:text-box>
            <text:p>Données</text:p>
          </draw:text-box>
        </draw:frame>
        <draw:custom-shape draw:style-name="gr10" draw:text-style-name="P1" draw:layer="layout" svg:width="4.1cm" svg:height="4.1cm" svg:x="19.8cm" svg:y="5.4cm">
          <text:p text:style-name="P1">Vérification</text:p>
          <text:p text:style-name="P1"><text:s/>de l'identité</text:p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3.6cm" svg:y1="14.5cm" svg:x2="23.6cm" svg:y2="9.1cm">
          <text:p/>
        </draw:line>
        <draw:line draw:style-name="gr11" draw:text-style-name="P1" draw:layer="layout" svg:x1="20.8cm" svg:y1="9.3cm" svg:x2="20.8cm" svg:y2="14.7cm">
          <text:p/>
        </draw:line>
        <draw:custom-shape draw:style-name="gr12" draw:text-style-name="P1" draw:layer="layout" svg:width="3.8cm" svg:height="1.5cm" svg:x="5.8cm" svg:y="2.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9cm" svg:height="1.673cm" svg:x="5.8cm" svg:y="2.5cm">
          <draw:text-box>
            <text:p>Messagerie</text:p>
          </draw:text-box>
        </draw:frame>
        <draw:custom-shape draw:style-name="gr12" draw:text-style-name="P1" draw:layer="layout" svg:width="3.8cm" svg:height="1.5cm" svg:x="9.9cm" svg:y="2.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3cm" svg:height="0.962cm" svg:x="10.2cm" svg:y="2.5cm">
          <draw:text-box>
            <text:p>Échange</text:p>
          </draw:text-box>
        </draw:frame>
        <draw:custom-shape draw:style-name="gr12" draw:text-style-name="P1" draw:layer="layout" svg:width="3.8cm" svg:height="1.5cm" svg:x="14cm" svg:y="2.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4.1cm" svg:height="0.984cm" svg:x="13.9cm" svg:y="2.516cm">
          <draw:text-box>
            <text:p>Événements</text:p>
          </draw:text-box>
        </draw:frame>
        <draw:custom-shape draw:style-name="gr15" draw:text-style-name="P1" draw:layer="layout" svg:width="3.8cm" svg:height="1.5cm" svg:x="18.1cm" svg:y="2.2cm">
          <text:p text:style-name="P1">Posts</text:p>
          <draw:enhanced-geometry svg:viewBox="0 0 21600 21600" draw:type="rectangle" draw:enhanced-path="M 0 0 L 21600 0 21600 21600 0 21600 0 0 Z N"/>
        </draw:custom-shape>
        <draw:frame draw:style-name="gr9" draw:layer="layout" svg:width="1.5cm" svg:height="0.962cm" svg:x="22.2cm" svg:y="2.5cm">
          <draw:text-box>
            <text:p>...</text:p>
          </draw:text-box>
        </draw:frame>
        <draw:custom-shape draw:style-name="gr16" draw:text-style-name="P1" draw:layer="layout" svg:width="3.8cm" svg:height="3.5cm" svg:x="13.1cm" svg:y="14cm">
          <text:p text:style-name="P1">Autoris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8cm" svg:height="4.1cm" svg:x="14cm" svg:y="5.4cm">
          <text:p text:style-name="P1">Vérification de</text:p>
          <text:p text:style-name="P1">l'autorisa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8cm" svg:height="4.1cm" svg:x="5.6cm" svg:y="5.4cm">
          <text:p text:style-name="P1">TRAITEM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2cm" svg:x="8.5cm" svg:y="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1" draw:layer="layout" svg:x1="20.9cm" svg:y1="6.2cm" svg:x2="18.2cm" svg:y2="6.2cm">
          <text:p/>
        </draw:line>
        <draw:line draw:style-name="gr11" draw:text-style-name="P1" draw:layer="layout" svg:x1="14.5cm" svg:y1="6.1cm" svg:x2="11.4cm" svg:y2="6.1cm">
          <text:p/>
        </draw:line>
        <draw:line draw:style-name="gr11" draw:text-style-name="P1" draw:layer="layout" svg:x1="11.3cm" svg:y1="8.8cm" svg:x2="14.8cm" svg:y2="8.8cm">
          <text:p/>
        </draw:line>
        <draw:line draw:style-name="gr11" draw:text-style-name="P1" draw:layer="layout" svg:x1="18.1cm" svg:y1="8.8cm" svg:x2="20.8cm" svg:y2="8.8cm">
          <text:p/>
        </draw:line>
        <draw:frame draw:style-name="gr3" draw:layer="layout" svg:width="2.4cm" svg:height="1.2cm" svg:x="21.5cm" svg:y="11.1cm">
          <draw:text-box>
            <text:p>RMI</text:p>
          </draw:text-box>
        </draw:frame>
        <draw:custom-shape draw:style-name="gr20" draw:text-style-name="P1" draw:layer="layout" svg:width="0.9cm" svg:height="4.197cm" draw:transform="rotate (0.389732021970334) translate (10.073cm 9.21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0.9cm" svg:height="6.1cm" svg:x="15.5cm" svg:y="9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0.9cm" svg:height="3cm" svg:x="7.8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9cm" svg:height="5.906cm" draw:transform="rotate (-0.643677428135509) translate (19.98cm 8.80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3.4cm" svg:height="3.3cm" svg:x="6.5cm" svg:y="16cm">
          <text:p text:style-name="P1">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9cm" svg:height="3cm" svg:x="7.8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0.9cm" svg:height="6.5cm" draw:transform="rotate (-1.22207954224643) translate (14.672cm 15.74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0:21:49.774000000</meta:creation-date>
    <dc:date>2016-04-25T16:49:01.821058199</dc:date>
    <meta:editing-duration>PT1H4M18S</meta:editing-duration>
    <meta:editing-cycles>5</meta:editing-cycles>
    <meta:generator>LibreOffice/4.2.8.2$Linux_X86_64 LibreOffice_project/420m0$Build-2</meta:generator>
    <meta:document-statistic meta:object-count="71"/>
  </office:meta>
</office:document-meta>
</file>